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Bold" svg:font-family="Roboto-Bold"/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1pt"/>
    </style:style>
    <style:style style:name="co3" style:family="table-column">
      <style:table-column-properties fo:break-before="auto" style:column-width="13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Kasich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Delegates</text:p>
          </table:table-cell>
          <table:table-cell office:value-type="string" calcext:value-type="string">
            <text:p>Trump_del</text:p>
          </table:table-cell>
          <table:table-cell office:value-type="string" calcext:value-type="string">
            <text:p>Cruz_del</text:p>
          </table:table-cell>
          <table:table-cell office:value-type="string" calcext:value-type="string">
            <text:p>Rubio_Del</text:p>
          </table:table-cell>
          <table:table-cell office:value-type="string" calcext:value-type="string">
            <text:p>Kasich_del</text:p>
          </table:table-cell>
          <table:table-cell office:value-type="string" calcext:value-type="string">
            <text:p>Primary_or_caucus</text:p>
          </table:table-cell>
          <table:table-cell office:value-type="string" calcext:value-type="string">
            <text:p>Delegate_allocation</text:p>
          </table:table-cell>
          <table:table-cell office:value-type="string" calcext:value-type="string">
            <text:p>open_or_close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/>
          <table:table-cell office:value-type="float" office:value="7811245" calcext:value-type="float">
            <text:p>7811245</text:p>
          </table:table-cell>
          <table:table-cell office:value-type="float" office:value="5732220" calcext:value-type="float">
            <text:p>5732220</text:p>
          </table:table-cell>
          <table:table-cell office:value-type="float" office:value="3435009" calcext:value-type="float">
            <text:p>3435009</text:p>
          </table:table-cell>
          <table:table-cell office:value-type="float" office:value="2805211" calcext:value-type="float">
            <text:p>2805211</text:p>
          </table:table-cell>
          <table:table-cell office:value-type="string" calcext:value-type="string">
            <text:p>Trump +2,079,025</text:p>
          </table:table-cell>
          <table:table-cell office:value-type="float" office:value="2472" calcext:value-type="float">
            <text:p>2472</text:p>
          </table:table-cell>
          <table:table-cell office:value-type="float" office:value="737" calcext:value-type="float">
            <text:p>737</text:p>
          </table:table-cell>
          <table:table-cell office:value-type="float" office:value="475" calcext:value-type="float">
            <text:p>475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date" office:date-value="2016-02-01" calcext:value-type="date">
            <text:p>02/01/16</text:p>
          </table:table-cell>
          <table:table-cell office:value-type="float" office:value="45427" calcext:value-type="float">
            <text:p>45427</text:p>
          </table:table-cell>
          <table:table-cell office:value-type="float" office:value="51666" calcext:value-type="float">
            <text:p>51666</text:p>
          </table:table-cell>
          <table:table-cell office:value-type="float" office:value="43165" calcext:value-type="float">
            <text:p>43165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Cruz +6,23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date" office:date-value="2016-02-09" calcext:value-type="date">
            <text:p>02/09/16</text:p>
          </table:table-cell>
          <table:table-cell office:value-type="float" office:value="100406" calcext:value-type="float">
            <text:p>100406</text:p>
          </table:table-cell>
          <table:table-cell office:value-type="float" office:value="33189" calcext:value-type="float">
            <text:p>33189</text:p>
          </table:table-cell>
          <table:table-cell office:value-type="float" office:value="30032" calcext:value-type="float">
            <text:p>30032</text:p>
          </table:table-cell>
          <table:table-cell office:value-type="float" office:value="44909" calcext:value-type="float">
            <text:p>44909</text:p>
          </table:table-cell>
          <table:table-cell office:value-type="string" calcext:value-type="string">
            <text:p>Trump +55,49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date" office:date-value="2016-02-20" calcext:value-type="date">
            <text:p>02/20/16</text:p>
          </table:table-cell>
          <table:table-cell office:value-type="float" office:value="239851" calcext:value-type="float">
            <text:p>239851</text:p>
          </table:table-cell>
          <table:table-cell office:value-type="float" office:value="164790" calcext:value-type="float">
            <text:p>164790</text:p>
          </table:table-cell>
          <table:table-cell office:value-type="float" office:value="165881" calcext:value-type="float">
            <text:p>165881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>Trump +73,97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date" office:date-value="2016-02-23" calcext:value-type="date">
            <text:p>02/23/16</text:p>
          </table:table-cell>
          <table:table-cell office:value-type="float" office:value="34531" calcext:value-type="float">
            <text:p>34531</text:p>
          </table:table-cell>
          <table:table-cell office:value-type="float" office:value="16079" calcext:value-type="float">
            <text:p>16079</text:p>
          </table:table-cell>
          <table:table-cell office:value-type="float" office:value="17940" calcext:value-type="float">
            <text:p>17940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Trump +16,59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371735" calcext:value-type="float">
            <text:p>371735</text:p>
          </table:table-cell>
          <table:table-cell office:value-type="float" office:value="180608" calcext:value-type="float">
            <text:p>180608</text:p>
          </table:table-cell>
          <table:table-cell office:value-type="float" office:value="159802" calcext:value-type="float">
            <text:p>159802</text:p>
          </table:table-cell>
          <table:table-cell office:value-type="float" office:value="37970" calcext:value-type="float">
            <text:p>37970</text:p>
          </table:table-cell>
          <table:table-cell office:value-type="string" calcext:value-type="string">
            <text:p>Trump +191,1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7346" calcext:value-type="float">
            <text:p>7346</text:p>
          </table:table-cell>
          <table:table-cell office:value-type="float" office:value="7973" calcext:value-type="float">
            <text:p>7973</text:p>
          </table:table-cell>
          <table:table-cell office:value-type="float" office:value="3318" calcext:value-type="float">
            <text:p>331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Cruz +62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133144" calcext:value-type="float">
            <text:p>133144</text:p>
          </table:table-cell>
          <table:table-cell office:value-type="float" office:value="123873" calcext:value-type="float">
            <text:p>123873</text:p>
          </table:table-cell>
          <table:table-cell office:value-type="float" office:value="101235" calcext:value-type="float">
            <text:p>101235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Trump +9,27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501707" calcext:value-type="float">
            <text:p>501707</text:p>
          </table:table-cell>
          <table:table-cell office:value-type="float" office:value="305109" calcext:value-type="float">
            <text:p>305109</text:p>
          </table:table-cell>
          <table:table-cell office:value-type="float" office:value="315979" calcext:value-type="float">
            <text:p>315979</text:p>
          </table:table-cell>
          <table:table-cell office:value-type="float" office:value="72303" calcext:value-type="float">
            <text:p>72303</text:p>
          </table:table-cell>
          <table:table-cell office:value-type="string" calcext:value-type="string">
            <text:p>Trump +185,72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311313" calcext:value-type="float">
            <text:p>311313</text:p>
          </table:table-cell>
          <table:table-cell office:value-type="float" office:value="60473" calcext:value-type="float">
            <text:p>60473</text:p>
          </table:table-cell>
          <table:table-cell office:value-type="float" office:value="112822" calcext:value-type="float">
            <text:p>112822</text:p>
          </table:table-cell>
          <table:table-cell office:value-type="float" office:value="113783" calcext:value-type="float">
            <text:p>113783</text:p>
          </table:table-cell>
          <table:table-cell office:value-type="string" calcext:value-type="string">
            <text:p>Trump +197,53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24018" calcext:value-type="float">
            <text:p>24018</text:p>
          </table:table-cell>
          <table:table-cell office:value-type="float" office:value="32684" calcext:value-type="float">
            <text:p>32684</text:p>
          </table:table-cell>
          <table:table-cell office:value-type="float" office:value="41126" calcext:value-type="float">
            <text:p>41126</text:p>
          </table:table-cell>
          <table:table-cell office:value-type="float" office:value="6488" calcext:value-type="float">
            <text:p>6488</text:p>
          </table:table-cell>
          <table:table-cell office:value-type="string" calcext:value-type="string">
            <text:p>Rubio +8,4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130141" calcext:value-type="float">
            <text:p>130141</text:p>
          </table:table-cell>
          <table:table-cell office:value-type="float" office:value="157941" calcext:value-type="float">
            <text:p>157941</text:p>
          </table:table-cell>
          <table:table-cell office:value-type="float" office:value="119562" calcext:value-type="float">
            <text:p>119562</text:p>
          </table:table-cell>
          <table:table-cell office:value-type="float" office:value="16515" calcext:value-type="float">
            <text:p>16515</text:p>
          </table:table-cell>
          <table:table-cell office:value-type="string" calcext:value-type="string">
            <text:p>Cruz +27,80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332702" calcext:value-type="float">
            <text:p>332702</text:p>
          </table:table-cell>
          <table:table-cell office:value-type="float" office:value="211159" calcext:value-type="float">
            <text:p>211159</text:p>
          </table:table-cell>
          <table:table-cell office:value-type="float" office:value="180989" calcext:value-type="float">
            <text:p>180989</text:p>
          </table:table-cell>
          <table:table-cell office:value-type="float" office:value="45243" calcext:value-type="float">
            <text:p>45243</text:p>
          </table:table-cell>
          <table:table-cell office:value-type="string" calcext:value-type="string">
            <text:p>Trump +121,54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757618" calcext:value-type="float">
            <text:p>757618</text:p>
          </table:table-cell>
          <table:table-cell office:value-type="float" office:value="1239370" calcext:value-type="float">
            <text:p>1239370</text:p>
          </table:table-cell>
          <table:table-cell office:value-type="float" office:value="502223" calcext:value-type="float">
            <text:p>502223</text:p>
          </table:table-cell>
          <table:table-cell office:value-type="float" office:value="120257" calcext:value-type="float">
            <text:p>120257</text:p>
          </table:table-cell>
          <table:table-cell office:value-type="string" calcext:value-type="string">
            <text:p>Cruz +481,752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19968" calcext:value-type="float">
            <text:p>19968</text:p>
          </table:table-cell>
          <table:table-cell office:value-type="float" office:value="5929" calcext:value-type="float">
            <text:p>5929</text:p>
          </table:table-cell>
          <table:table-cell office:value-type="float" office:value="11778" calcext:value-type="float">
            <text:p>11778</text:p>
          </table:table-cell>
          <table:table-cell office:value-type="float" office:value="18543" calcext:value-type="float">
            <text:p>18543</text:p>
          </table:table-cell>
          <table:table-cell office:value-type="string" calcext:value-type="string">
            <text:p>Trump +1,4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date" office:date-value="2016-03-01" calcext:value-type="date">
            <text:p>03/01/16</text:p>
          </table:table-cell>
          <table:table-cell office:value-type="float" office:value="355960" calcext:value-type="float">
            <text:p>355960</text:p>
          </table:table-cell>
          <table:table-cell office:value-type="float" office:value="173193" calcext:value-type="float">
            <text:p>173193</text:p>
          </table:table-cell>
          <table:table-cell office:value-type="float" office:value="327042" calcext:value-type="float">
            <text:p>327042</text:p>
          </table:table-cell>
          <table:table-cell office:value-type="float" office:value="96519" calcext:value-type="float">
            <text:p>96519</text:p>
          </table:table-cell>
          <table:table-cell office:value-type="string" calcext:value-type="string">
            <text:p>Trump +28,91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olorado1</text:p>
          </table:table-cell>
          <table:table-cell office:value-type="date" office:date-value="2016-03-01" calcext:value-type="date">
            <text:p>03/01/1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Caucus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date" office:date-value="2016-03-05" calcext:value-type="date">
            <text:p>03/05/16</text:p>
          </table:table-cell>
          <table:table-cell office:value-type="float" office:value="17062" calcext:value-type="float">
            <text:p>17062</text:p>
          </table:table-cell>
          <table:table-cell office:value-type="float" office:value="35207" calcext:value-type="float">
            <text:p>35207</text:p>
          </table:table-cell>
          <table:table-cell office:value-type="float" office:value="12189" calcext:value-type="float">
            <text:p>12189</text:p>
          </table:table-cell>
          <table:table-cell office:value-type="float" office:value="7795" calcext:value-type="float">
            <text:p>7795</text:p>
          </table:table-cell>
          <table:table-cell office:value-type="string" calcext:value-type="string">
            <text:p>Cruz +18,14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date" office:date-value="2016-03-05" calcext:value-type="date">
            <text:p>03/05/16</text:p>
          </table:table-cell>
          <table:table-cell office:value-type="float" office:value="82493" calcext:value-type="float">
            <text:p>82493</text:p>
          </table:table-cell>
          <table:table-cell office:value-type="float" office:value="72503" calcext:value-type="float">
            <text:p>72503</text:p>
          </table:table-cell>
          <table:table-cell office:value-type="float" office:value="37579" calcext:value-type="float">
            <text:p>37579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Trump +9,99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date" office:date-value="2016-03-05" calcext:value-type="date">
            <text:p>03/05/16</text:p>
          </table:table-cell>
          <table:table-cell office:value-type="float" office:value="124818" calcext:value-type="float">
            <text:p>124818</text:p>
          </table:table-cell>
          <table:table-cell office:value-type="float" office:value="113949" calcext:value-type="float">
            <text:p>113949</text:p>
          </table:table-cell>
          <table:table-cell office:value-type="float" office:value="33804" calcext:value-type="float">
            <text:p>33804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Trump +10,86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date" office:date-value="2016-03-05" calcext:value-type="date">
            <text:p>03/05/16</text:p>
          </table:table-cell>
          <table:table-cell office:value-type="float" office:value="6070" calcext:value-type="float">
            <text:p>6070</text:p>
          </table:table-cell>
          <table:table-cell office:value-type="float" office:value="8550" calcext:value-type="float">
            <text:p>8550</text:p>
          </table:table-cell>
          <table:table-cell office:value-type="float" office:value="1492" calcext:value-type="float">
            <text:p>1492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Cruz +2,48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date" office:date-value="2016-03-06" calcext:value-type="date">
            <text:p>03/06/1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date" office:date-value="2016-03-08" calcext:value-type="date">
            <text:p>03/08/16</text:p>
          </table:table-cell>
          <table:table-cell office:value-type="float" office:value="5677" calcext:value-type="float">
            <text:p>5677</text:p>
          </table:table-cell>
          <table:table-cell office:value-type="float" office:value="4379" calcext:value-type="float">
            <text:p>4379</text:p>
          </table:table-cell>
          <table:table-cell office:value-type="float" office:value="1759" calcext:value-type="float">
            <text:p>1759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ump +1,29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date" office:date-value="2016-03-08" calcext:value-type="date">
            <text:p>03/08/16</text:p>
          </table:table-cell>
          <table:table-cell office:value-type="float" office:value="62478" calcext:value-type="float">
            <text:p>62478</text:p>
          </table:table-cell>
          <table:table-cell office:value-type="float" office:value="100942" calcext:value-type="float">
            <text:p>100942</text:p>
          </table:table-cell>
          <table:table-cell office:value-type="float" office:value="35347" calcext:value-type="float">
            <text:p>35347</text:p>
          </table:table-cell>
          <table:table-cell office:value-type="float" office:value="16517" calcext:value-type="float">
            <text:p>16517</text:p>
          </table:table-cell>
          <table:table-cell office:value-type="string" calcext:value-type="string">
            <text:p>Cruz +38,4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date" office:date-value="2016-03-08" calcext:value-type="date">
            <text:p>03/08/16</text:p>
          </table:table-cell>
          <table:table-cell office:value-type="float" office:value="483751" calcext:value-type="float">
            <text:p>483751</text:p>
          </table:table-cell>
          <table:table-cell office:value-type="float" office:value="330015" calcext:value-type="float">
            <text:p>330015</text:p>
          </table:table-cell>
          <table:table-cell office:value-type="float" office:value="123673" calcext:value-type="float">
            <text:p>123673</text:p>
          </table:table-cell>
          <table:table-cell office:value-type="float" office:value="321655" calcext:value-type="float">
            <text:p>321655</text:p>
          </table:table-cell>
          <table:table-cell office:value-type="string" calcext:value-type="string">
            <text:p>Trump +153,73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date" office:date-value="2016-03-08" calcext:value-type="date">
            <text:p>03/08/16</text:p>
          </table:table-cell>
          <table:table-cell office:value-type="float" office:value="191755" calcext:value-type="float">
            <text:p>191755</text:p>
          </table:table-cell>
          <table:table-cell office:value-type="float" office:value="147065" calcext:value-type="float">
            <text:p>147065</text:p>
          </table:table-cell>
          <table:table-cell office:value-type="float" office:value="20768" calcext:value-type="float">
            <text:p>20768</text:p>
          </table:table-cell>
          <table:table-cell office:value-type="float" office:value="35817" calcext:value-type="float">
            <text:p>35817</text:p>
          </table:table-cell>
          <table:table-cell office:value-type="string" calcext:value-type="string">
            <text:p>Trump +44,69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date" office:date-value="2016-03-10" calcext:value-type="date">
            <text:p>03/10/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Wyoming1</text:p>
          </table:table-cell>
          <table:table-cell office:value-type="date" office:date-value="2016-03-12" calcext:value-type="date">
            <text:p>03/12/16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date" office:date-value="2016-03-12" calcext:value-type="date">
            <text:p>03/12/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date" office:date-value="2016-03-12" calcext:value-type="date">
            <text:p>03/12/16</text:p>
          </table:table-cell>
          <table:table-cell office:value-type="float" office:value="391" calcext:value-type="float">
            <text:p>391</text:p>
          </table:table-cell>
          <table:table-cell office:value-type="float" office:value="351" calcext:value-type="float">
            <text:p>351</text:p>
          </table:table-cell>
          <table:table-cell office:value-type="float" office:value="1059" calcext:value-type="float">
            <text:p>105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Rubio +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date" office:date-value="2016-03-15" calcext:value-type="date">
            <text:p>03/15/16</text:p>
          </table:table-cell>
          <table:table-cell office:value-type="float" office:value="1077221" calcext:value-type="float">
            <text:p>1077221</text:p>
          </table:table-cell>
          <table:table-cell office:value-type="float" office:value="403640" calcext:value-type="float">
            <text:p>403640</text:p>
          </table:table-cell>
          <table:table-cell office:value-type="float" office:value="636653" calcext:value-type="float">
            <text:p>636653</text:p>
          </table:table-cell>
          <table:table-cell office:value-type="float" office:value="159412" calcext:value-type="float">
            <text:p>159412</text:p>
          </table:table-cell>
          <table:table-cell office:value-type="string" calcext:value-type="string">
            <text:p>Trump +440,56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date" office:date-value="2016-03-15" calcext:value-type="date">
            <text:p>03/15/16</text:p>
          </table:table-cell>
          <table:table-cell office:value-type="float" office:value="551053" calcext:value-type="float">
            <text:p>551053</text:p>
          </table:table-cell>
          <table:table-cell office:value-type="float" office:value="430170" calcext:value-type="float">
            <text:p>430170</text:p>
          </table:table-cell>
          <table:table-cell office:value-type="float" office:value="122954" calcext:value-type="float">
            <text:p>122954</text:p>
          </table:table-cell>
          <table:table-cell office:value-type="float" office:value="279518" calcext:value-type="float">
            <text:p>279518</text:p>
          </table:table-cell>
          <table:table-cell office:value-type="string" calcext:value-type="string">
            <text:p>Trump +120,883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date" office:date-value="2016-03-15" calcext:value-type="date">
            <text:p>03/15/16</text:p>
          </table:table-cell>
          <table:table-cell office:value-type="float" office:value="382093" calcext:value-type="float">
            <text:p>382093</text:p>
          </table:table-cell>
          <table:table-cell office:value-type="float" office:value="380367" calcext:value-type="float">
            <text:p>380367</text:p>
          </table:table-cell>
          <table:table-cell office:value-type="float" office:value="57006" calcext:value-type="float">
            <text:p>57006</text:p>
          </table:table-cell>
          <table:table-cell office:value-type="float" office:value="92533" calcext:value-type="float">
            <text:p>92533</text:p>
          </table:table-cell>
          <table:table-cell office:value-type="string" calcext:value-type="string">
            <text:p>Trump +1,72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date" office:date-value="2016-03-15" calcext:value-type="date">
            <text:p>03/15/16</text:p>
          </table:table-cell>
          <table:table-cell office:value-type="float" office:value="458151" calcext:value-type="float">
            <text:p>458151</text:p>
          </table:table-cell>
          <table:table-cell office:value-type="float" office:value="418740" calcext:value-type="float">
            <text:p>418740</text:p>
          </table:table-cell>
          <table:table-cell office:value-type="float" office:value="87858" calcext:value-type="float">
            <text:p>87858</text:p>
          </table:table-cell>
          <table:table-cell office:value-type="float" office:value="144299" calcext:value-type="float">
            <text:p>144299</text:p>
          </table:table-cell>
          <table:table-cell office:value-type="string" calcext:value-type="string">
            <text:p>Trump +39,41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Northern Marianas</text:p>
          </table:table-cell>
          <table:table-cell office:value-type="date" office:date-value="2016-03-15" calcext:value-type="date">
            <text:p>03/15/16</text:p>
          </table:table-cell>
          <table:table-cell table:number-columns-repeated="5"/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date" office:date-value="2016-03-15" calcext:value-type="date">
            <text:p>03/15/16</text:p>
          </table:table-cell>
          <table:table-cell office:value-type="float" office:value="727585" calcext:value-type="float">
            <text:p>727585</text:p>
          </table:table-cell>
          <table:table-cell office:value-type="float" office:value="267592" calcext:value-type="float">
            <text:p>267592</text:p>
          </table:table-cell>
          <table:table-cell office:value-type="float" office:value="59418" calcext:value-type="float">
            <text:p>59418</text:p>
          </table:table-cell>
          <table:table-cell office:value-type="float" office:value="956762" calcext:value-type="float">
            <text:p>956762</text:p>
          </table:table-cell>
          <table:table-cell office:value-type="string" calcext:value-type="string">
            <text:p>Kasich +229,17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date" office:date-value="2016-03-22" calcext:value-type="date">
            <text:p>03/22/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date" office:date-value="2016-03-22" calcext:value-type="date">
            <text:p>03/22/16</text:p>
          </table:table-cell>
          <table:table-cell office:value-type="float" office:value="249916" calcext:value-type="float">
            <text:p>249916</text:p>
          </table:table-cell>
          <table:table-cell office:value-type="float" office:value="132147" calcext:value-type="float">
            <text:p>132147</text:p>
          </table:table-cell>
          <table:table-cell office:value-type="float" office:value="70556" calcext:value-type="float">
            <text:p>70556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Trump +117,76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date" office:date-value="2016-03-22" calcext:value-type="date">
            <text:p>03/22/16</text:p>
          </table:table-cell>
          <table:table-cell office:value-type="float" office:value="24864" calcext:value-type="float">
            <text:p>24864</text:p>
          </table:table-cell>
          <table:table-cell office:value-type="float" office:value="122567" calcext:value-type="float">
            <text:p>122567</text:p>
          </table:table-cell>
          <table:table-cell office:value-type="float" office:value="0" calcext:value-type="float">
            <text:p>0</text:p>
          </table:table-cell>
          <table:table-cell office:value-type="float" office:value="29773" calcext:value-type="float">
            <text:p>29773</text:p>
          </table:table-cell>
          <table:table-cell office:value-type="string" calcext:value-type="string">
            <text:p>Cruz +92,7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Proportional*#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date" office:date-value="2016-04-01" calcext:value-type="date">
            <text:p>04/01/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ucus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date" office:date-value="2016-04-05" calcext:value-type="date">
            <text:p>04/05/1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date" office:date-value="2016-04-19" calcext:value-type="date">
            <text:p>04/19/16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date" office:date-value="2016-04-26" calcext:value-type="date">
            <text:p>04/26/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*#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date" office:date-value="2016-04-26" calcext:value-type="date">
            <text:p>04/26/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date" office:date-value="2016-04-26" calcext:value-type="date">
            <text:p>04/26/1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date" office:date-value="2016-04-26" calcext:value-type="date">
            <text:p>04/26/16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date" office:date-value="2016-04-26" calcext:value-type="date">
            <text:p>04/26/1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date" office:date-value="2016-05-03" calcext:value-type="date">
            <text:p>05/03/16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date" office:date-value="2016-05-10" calcext:value-type="date">
            <text:p>05/10/1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date" office:date-value="2016-05-10" calcext:value-type="date">
            <text:p>05/10/1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Direct Election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date" office:date-value="2016-05-17" calcext:value-type="date">
            <text:p>05/17/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date" office:date-value="2016-05-24" calcext:value-type="date">
            <text:p>05/24/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*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date" office:date-value="2016-06-07" calcext:value-type="date">
            <text:p>06/07/16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∇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date" office:date-value="2016-06-07" calcext:value-type="date">
            <text:p>06/07/1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date" office:date-value="2016-06-07" calcext:value-type="date">
            <text:p>06/07/16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Open**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date" office:date-value="2016-06-07" calcext:value-type="date">
            <text:p>06/07/1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Proportional*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date" office:date-value="2016-06-07" calcext:value-type="date">
            <text:p>06/07/16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Primary</text:p>
          </table:table-cell>
          <table:table-cell office:value-type="string" calcext:value-type="string">
            <text:p>Winner Take All</text:p>
          </table:table-cell>
          <table:table-cell office:value-type="string" calcext:value-type="string">
            <text:p>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Bold" svg:font-family="Roboto-Bold"/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Guillemot</meta:initial-creator>
    <meta:creation-date>2016-04-05T12:46:23.530060000</meta:creation-date>
    <dc:date>2016-04-05T12:53:37.373102000</dc:date>
    <dc:creator>Luc Guillemot</dc:creator>
    <meta:editing-duration>PT7M13S</meta:editing-duration>
    <meta:editing-cycles>4</meta:editing-cycles>
    <meta:generator>LibreOffice/5.0.1.2$MacOSX_X86_64 LibreOffice_project/81898c9f5c0d43f3473ba111d7b351050be20261</meta:generator>
    <meta:document-statistic meta:table-count="1" meta:cell-count="672" meta:object-count="0"/>
  </office:meta>
</office:document-meta>
</file>